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19D0000013EF0706DE0.jpg" manifest:media-type="image/jpeg"/>
  <manifest:file-entry manifest:full-path="Pictures/100000000000019200000192A250D7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789cm" fo:margin-left="5.17cm" table:align="left" style:writing-mode="lr-tb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3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773cm" fo:margin-left="5.144cm" table:align="left" style:writing-mode="lr-tb"/>
    </style:style>
    <style:style style:name="Table2.A" style:family="table-column">
      <style:table-column-properties style:column-width="3.3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3.36cm" fo:margin-left="1.466cm" table:align="left" style:writing-mode="lr-tb"/>
    </style:style>
    <style:style style:name="Taula4.A" style:family="table-column">
      <style:table-column-properties style:column-width="0.953cm"/>
    </style:style>
    <style:style style:name="Taula4.B" style:family="table-column">
      <style:table-column-properties style:column-width="0.847cm"/>
    </style:style>
    <style:style style:name="Taula4.D" style:family="table-column">
      <style:table-column-properties style:column-width="0.714cm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D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6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Header">
      <style:paragraph-properties fo:text-align="center" style:justify-single-word="false" style:snap-to-layout-grid="false"/>
    </style:style>
    <style:style style:name="P12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3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5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17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19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line-height="150%" fo:text-align="justify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3" style:family="paragraph" style:parent-style-name="Text_20_body" style:master-page-name="Standard">
      <style:paragraph-properties fo:line-height="100%" fo:text-align="center" style:justify-single-word="false" style:page-number="auto" fo:break-before="pag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25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ext_20_body" style:list-style-name="L1">
      <style:paragraph-properties fo:margin-left="0.053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27" style:family="paragraph" style:parent-style-name="Text_20_body" style:list-style-name="L3">
      <style:paragraph-properties fo:margin-left="0.053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Text_20_body" style:list-style-name="L1">
      <style:paragraph-properties fo:margin-left="0.026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9" style:family="paragraph" style:parent-style-name="Text_20_body" style:list-style-name="L2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-0.635cm"/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0" style:family="paragraph" style:parent-style-name="Text_20_body" style:list-style-name="L3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32" style:family="paragraph" style:parent-style-name="Text_20_body" style:list-style-name="L4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33" style:family="paragraph" style:parent-style-name="Text_20_body" style:list-style-name="L1">
      <style:paragraph-properties fo:margin-left="0.079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4" style:family="paragraph" style:parent-style-name="Text_20_body" style:list-style-name="L1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5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 style:list-style-name="L3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38" style:family="paragraph" style:parent-style-name="Text_20_body" style:list-style-name="L5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39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style:font-size-asian="10pt" style:font-size-complex="10pt"/>
    </style:style>
    <style:style style:name="P41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style:font-size-asian="10pt" style:font-size-complex="10pt"/>
    </style:style>
    <style:style style:name="P42" style:family="paragraph" style:parent-style-name="Text_20_body" style:list-style-name="L3">
      <style:paragraph-properties fo:margin-left="-0.556cm" fo:margin-right="0cm" fo:line-height="100%" fo:text-align="start" style:justify-single-word="false" fo:text-indent="0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fo:background-color="transparent">
        <style:tab-stops>
          <style:tab-stop style:position="0.132cm"/>
        </style:tab-stops>
        <style:background-image/>
      </style:paragraph-properties>
      <style:text-properties fo:font-variant="normal" fo:text-transform="none" style:font-name="Arial" fo:font-size="9p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urier" fo:font-size="9pt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Courier" fo:font-size="9pt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amen M2 UF1: Sistemes operatius monolloc.<text:line-break/> UF1: Teoria de sistemes operatius. <text:s/></text:p>
      <text:p text:style-name="P40"><text:span text:style-name="T9">Nota: <text:s text:c="3"/>/ 64 punts</text:span></text:p>
      <text:p text:style-name="P40"><text:span text:style-name="T9"/></text:p>
      <text:p text:style-name="P40"><text:span text:style-name="T9">Comentari examen: NO podeu disposar de calculadora. Deixeu indicades totes les operacions.</text:span></text:p>
      <text:p text:style-name="P40"><text:span text:style-name="T11"/></text:p>
      <text:p text:style-name="P41"><text:span text:style-name="T11">Pregunta 1</text:span><text:span text:style-name="T10"> </text:span><text:span text:style-name="T12">(10 punts)</text:span><text:span text:style-name="T10">. Ompliu la taula següent omplint els buits amb les diferents correspondències:</text:span>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47">Binari</text:p>
          </table:table-cell>
          <table:table-cell table:style-name="Taula1.A1" office:value-type="string">
            <text:p text:style-name="P47">Decimal</text:p>
          </table:table-cell>
          <table:table-cell table:style-name="Taula1.C1" office:value-type="string">
            <text:p text:style-name="P47">Hexadecimal</text:p>
          </table:table-cell>
        </table:table-row>
        <table:table-row>
          <table:table-cell table:style-name="Taula1.A2" office:value-type="string">
            <text:p text:style-name="P44">10110</text:p>
          </table:table-cell>
          <table:table-cell table:style-name="Taula1.A2" office:value-type="string">
            <text:p text:style-name="P44"/>
          </table:table-cell>
          <table:table-cell table:style-name="Taula1.C2" office:value-type="string">
            <text:p text:style-name="P44"/>
          </table:table-cell>
        </table:table-row>
        <table:table-row>
          <table:table-cell table:style-name="Taula1.A2" office:value-type="string">
            <text:p text:style-name="P44"/>
          </table:table-cell>
          <table:table-cell table:style-name="Taula1.A2" office:value-type="string">
            <text:p text:style-name="P44">95</text:p>
          </table:table-cell>
          <table:table-cell table:style-name="Taula1.C2" office:value-type="string">
            <text:p text:style-name="P44"/>
          </table:table-cell>
        </table:table-row>
        <table:table-row>
          <table:table-cell table:style-name="Taula1.A2" office:value-type="string">
            <text:p text:style-name="P44"/>
          </table:table-cell>
          <table:table-cell table:style-name="Taula1.A2" office:value-type="string">
            <text:p text:style-name="P44"/>
          </table:table-cell>
          <table:table-cell table:style-name="Taula1.C2" office:value-type="string">
            <text:p text:style-name="P44">10</text:p>
          </table:table-cell>
        </table:table-row>
        <table:table-row>
          <table:table-cell table:style-name="Taula1.A2" office:value-type="string">
            <text:p text:style-name="P44"/>
          </table:table-cell>
          <table:table-cell table:style-name="Taula1.A2" office:value-type="string">
            <text:p text:style-name="P44">23</text:p>
          </table:table-cell>
          <table:table-cell table:style-name="Taula1.C2" office:value-type="string">
            <text:p text:style-name="P44"/>
          </table:table-cell>
        </table:table-row>
        <table:table-row>
          <table:table-cell table:style-name="Taula1.A2" office:value-type="string">
            <text:p text:style-name="P44">111111</text:p>
          </table:table-cell>
          <table:table-cell table:style-name="Taula1.A2" office:value-type="string">
            <text:p text:style-name="P44"/>
          </table:table-cell>
          <table:table-cell table:style-name="Taula1.C2" office:value-type="string">
            <text:p text:style-name="P44"/>
          </table:table-cell>
        </table:table-row>
      </table:table>
      <text:p text:style-name="P43"/>
      <text:list xml:id="list13180008382" text:style-name="L1">
        <text:list-item>
          <text:list>
            <text:list-item>
              <text:list>
                <text:list-header>
                  <text:p text:style-name="P26"><text:span text:style-name="T5"><text:s/>Pregunta 2</text:span><text:span text:style-name="T2"> </text:span><text:span text:style-name="T6">(6=2+4 punts)</text:span><text:span text:style-name="T2">. Traspasseu a binari els números següents:</text:span></text:p>
                </text:list-header>
              </text:list>
            </text:list-item>
          </text:list>
        </text:list-item>
      </text:list>
      <text:p text:style-name="P16"><text:s text:c="16"/>79:</text:p>
      <text:p text:style-name="P16"/>
      <text:p text:style-name="P16"><text:tab/>101:</text:p>
      <text:p text:style-name="P16"/>
      <text:p text:style-name="P16"><text:tab/>9,85 (màxim 4 decimals):</text:p>
      <text:p text:style-name="P16"/>
      <text:p text:style-name="P16"><text:tab/>15,16 (màxim 4 decimals):</text:p>
      <text:p text:style-name="P14"/>
      <text:list xml:id="list1361775460" text:continue-numbering="true" text:style-name="L1">
        <text:list-header>
          <text:p text:style-name="P28"><text:span text:style-name="T9">Pregunta 3</text:span> <text:span text:style-name="T7">(2 punts)</text:span>. Quants números diferents podem generar amb 9 bits ? I amb 12 bits ?</text:p>
        </text:list-header>
      </text:list>
      <text:p text:style-name="P14"/>
      <text:p text:style-name="P14"/>
      <text:list xml:id="list1994506894" text:continue-numbering="true" text:style-name="L1">
        <text:list-header>
          <text:p text:style-name="P33"><text:span text:style-name="T9">Pregunta 4</text:span> <text:span text:style-name="T7">(2 punts).</text:span> Quants kBtytes hi ha en 48 Mega Bytes ? <text:s/>I en bits ?</text:p>
          <text:p text:style-name="P33"/>
        </text:list-header>
      </text:list>
      <text:p text:style-name="P14"/>
      <text:p text:style-name="P14"/>
      <text:p text:style-name="P14"/>
      <text:list xml:id="list304618502" text:continue-numbering="true" text:style-name="L1">
        <text:list-header>
          <text:p text:style-name="P34"><text:span text:style-name="T9">Pregunta 5</text:span> <text:span text:style-name="T7">(4 punts)</text:span>. Efectueu les operacions en binari següents:</text:p>
        </text:list-header>
      </text:list>
      <text:p text:style-name="P15"><text:s text:c="2"/>010101 <text:s text:c="2"/><text:tab/> <text:s text:c="4"/>11111<text:tab/><text:tab/> <text:s text:c="2"/>1010010101<text:tab/><text:tab/><text:tab/>101010<text:line-break/>+ 101011 <text:s text:c="5"/><text:tab/> <text:s text:c="2"/>+ 11111<text:tab/> <text:s/><text:tab/> <text:s text:c="6"/>x <text:s text:c="2"/>10<text:tab/> <text:s text:c="5"/><text:tab/><text:tab/> x 101 <text:s text:c="9"/>-------- <text:s text:c="10"/>-------- <text:s text:c="6"/><text:span text:style-name="T9">-------------- <text:s text:c="16"/>-------</text:span> <text:s text:c="2"/></text:p>
      <text:p text:style-name="P14"/>
      <text:p text:style-name="P25"/>
      <text:p text:style-name="P19"><text:soft-page-break/></text:p>
      <text:p text:style-name="P19"/>
      <text:list xml:id="list17739112761" text:style-name="L2">
        <text:list-header>
          <text:p text:style-name="P29"><text:span text:style-name="T9">Pregunta 6</text:span> <text:span text:style-name="T7">(9 punts)</text:span>. Definiu, amb les vostres paraules, què signifiquen els termes següents:</text:p>
        </text:list-header>
      </text:list>
      <text:p text:style-name="P17"><text:s text:c="8"/><text:line-break/> <text:s text:c="5"/>ASCII:</text:p>
      <text:p text:style-name="P17"><text:s text:c="6"/><text:line-break/> <text:s text:c="5"/>CPU:</text:p>
      <text:p text:style-name="P17"><text:s text:c="6"/><text:line-break/> <text:s text:c="5"/>SWAP:</text:p>
      <text:p text:style-name="P17"><text:line-break/> <text:s text:c="5"/>CACHÉ:</text:p>
      <text:p text:style-name="P17"><text:line-break/> <text:s text:c="5"/>E/S: <text:line-break/><text:line-break/> <text:s text:c="5"/>Scheduler:<text:line-break/></text:p>
      <text:p text:style-name="P17"><text:s text:c="6"/>ALU:<text:line-break/></text:p>
      <text:p text:style-name="P17"><text:s text:c="5"/>Registres:<text:line-break/><text:line-break/> <text:s text:c="4"/>RAM:</text:p>
      <text:p text:style-name="P17"/>
      <text:p text:style-name="P17"><text:s text:c="4"/></text:p>
      <text:p text:style-name="P17"/>
      <text:list xml:id="list14167175531" text:style-name="L3">
        <text:list-header>
          <text:p text:style-name="P27"><text:span text:style-name="T9">Pregunta 7</text:span> <text:span text:style-name="T7">(2 punt)</text:span>. Què significa “compilar” un programa ? Anomena el nom d'un llenguatge de programació d'alt nivell que haguem vist a classe.</text:p>
        </text:list-header>
      </text:list>
      <text:p text:style-name="P17"/>
      <text:p text:style-name="P17"/>
      <text:p text:style-name="P17"/>
      <text:p text:style-name="P17"/>
      <text:list xml:id="list1408330022" text:continue-numbering="true" text:style-name="L3">
        <text:list-header>
          <text:p text:style-name="P27"><text:span text:style-name="T9">Pregunta 8</text:span>. <text:span text:style-name="T7">(1 punt)</text:span> .Quina és la unitat del sistema internacional que expressa la inversa del temps ?( En concret: 1 / segon = <text:s text:c="3"/>? <text:s/>)</text:p>
        </text:list-header>
      </text:list>
      <text:p text:style-name="P17"/>
      <text:list xml:id="list266253217" text:continue-numbering="true" text:style-name="L3">
        <text:list-header>
          <text:p text:style-name="P30"><text:span text:style-name="T9">Pregunta 9</text:span> <text:span text:style-name="T7">(1 punt).</text:span> Anomena 3 dispositius que s'utilitzin com a emmagatzematge secundari.</text:p>
        </text:list-header>
      </text:list>
      <text:p text:style-name="P17"/>
      <text:p text:style-name="P17"/>
      <text:list xml:id="list817515643" text:continue-numbering="true" text:style-name="L3">
        <text:list-header>
          <text:p text:style-name="P36"/>
          <text:p text:style-name="P42"><text:span text:style-name="T9"><text:s text:c="7"/>Pregunta 10</text:span> (7 = 2 + 2 + 3<text:span text:style-name="T7"> punts)</text:span>: Escriviu les taules de veritat per a les expressions següents:</text:p>
        </text:list-header>
      </text:list>
      <text:p text:style-name="P17"><draw:frame draw:style-name="fr5" draw:name="Object2" text:anchor-type="as-char" svg:y="0.965cm" svg:width="3.865cm" svg:height="0.489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8"><draw:frame draw:style-name="fr5" draw:name="Object1" text:anchor-type="as-char" svg:y="-0.252cm" svg:width="3.263cm" svg:height="0.48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8"/>
      <text:p text:style-name="P18"><draw:frame draw:style-name="fr6" draw:name="Object3" text:anchor-type="as-char" svg:width="5.078cm" svg:height="0.508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438065191" text:style-name="L4">
        <text:list-item>
          <text:list>
            <text:list-header>
              <text:p text:style-name="P32"><text:span text:style-name="T9">Pregunta 11</text:span><text:span text:style-name="T7"> (6 punts)</text:span><text:span text:style-name="T9">.</text:span> Dibuixeu el diagrama de portes lògiques de cadascuna de les expressions anteriors utilitzant només portes AND, OR i NOT.</text:p>
            </text:list-header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span text:style-name="T9">Pregunta 12</text:span><text:span text:style-name="T7"> (4=2+2 punts)</text:span><text:span text:style-name="T9">.</text:span> Digueu la funció, expressada en minterms, de la taula de veritat següent:</text:p>
      <text:p text:style-name="P31"/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row>
          <table:table-cell table:style-name="Taula4.A1" office:value-type="string">
            <text:p text:style-name="P46">a</text:p>
          </table:table-cell>
          <table:table-cell table:style-name="Taula4.A1" office:value-type="string">
            <text:p text:style-name="P46">b</text:p>
          </table:table-cell>
          <table:table-cell table:style-name="Taula4.A1" office:value-type="string">
            <text:p text:style-name="P46">c</text:p>
          </table:table-cell>
          <table:table-cell table:style-name="Taula4.D1" office:value-type="string">
            <text:p text:style-name="P46">S</text:p>
          </table:table-cell>
        </table:table-row>
        <table:table-row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0</text:p>
          </table:table-cell>
          <table:table-cell table:style-name="Taula4.D2" office:value-type="string">
            <text:p text:style-name="P45">1</text:p>
          </table:table-cell>
        </table:table-row>
        <table:table-row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1</text:p>
          </table:table-cell>
          <table:table-cell table:style-name="Taula4.D2" office:value-type="string">
            <text:p text:style-name="P45">0</text:p>
          </table:table-cell>
        </table:table-row>
        <table:table-row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0</text:p>
          </table:table-cell>
          <table:table-cell table:style-name="Taula4.D2" office:value-type="string">
            <text:p text:style-name="P45">1</text:p>
          </table:table-cell>
        </table:table-row>
        <table:table-row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1</text:p>
          </table:table-cell>
          <table:table-cell table:style-name="Taula4.D2" office:value-type="string">
            <text:p text:style-name="P45">0</text:p>
          </table:table-cell>
        </table:table-row>
        <table:table-row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0</text:p>
          </table:table-cell>
          <table:table-cell table:style-name="Taula4.D2" office:value-type="string">
            <text:p text:style-name="P45">1</text:p>
          </table:table-cell>
        </table:table-row>
        <table:table-row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0</text:p>
          </table:table-cell>
          <table:table-cell table:style-name="Taula4.A2" office:value-type="string">
            <text:p text:style-name="P45">1</text:p>
          </table:table-cell>
          <table:table-cell table:style-name="Taula4.D2" office:value-type="string">
            <text:p text:style-name="P45">0</text:p>
          </table:table-cell>
        </table:table-row>
        <table:table-row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0</text:p>
          </table:table-cell>
          <table:table-cell table:style-name="Taula4.D2" office:value-type="string">
            <text:p text:style-name="P45">1</text:p>
          </table:table-cell>
        </table:table-row>
        <table:table-row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1</text:p>
          </table:table-cell>
          <table:table-cell table:style-name="Taula4.A2" office:value-type="string">
            <text:p text:style-name="P45">1</text:p>
          </table:table-cell>
          <table:table-cell table:style-name="Taula4.D2" office:value-type="string">
            <text:p text:style-name="P45">0</text:p>
          </table:table-cell>
        </table:table-row>
      </table:table>
      <text:p text:style-name="P31"/>
      <text:p text:style-name="P18">A continuació, feu el mateix expressant-ho en maxterms:</text:p>
      <text:p text:style-name="P18"><text:soft-page-break/></text:p>
      <text:p text:style-name="P18"><text:span text:style-name="T9">Pregunta 13</text:span><text:span text:style-name="T7"> (2 punts)</text:span><text:span text:style-name="T9">.</text:span> Escriviu la taula de veritat de la funció NAND</text:p>
      <text:p text:style-name="P18"/>
      <text:p text:style-name="P18"/>
      <text:p text:style-name="P18"/>
      <text:p text:style-name="P18"/>
      <text:p text:style-name="P5"><text:span text:style-name="T13">Pregunta 14. </text:span><text:span text:style-name="T8">(4 punts).</text:span>Tenim un ordinador A1, que funciona a 80Hz amb les característiques segü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Operació</text:p>
          </table:table-cell>
          <table:table-cell table:style-name="Table1.B1" office:value-type="string">
            <text:p text:style-name="P22">Cicles necessaris</text:p>
          </table:table-cell>
        </table:table-row>
        <table:table-row>
          <table:table-cell table:style-name="Table1.A2" office:value-type="string">
            <text:p text:style-name="P21">+</text:p>
          </table:table-cell>
          <table:table-cell table:style-name="Table1.B2" office:value-type="string">
            <text:p text:style-name="P21">3</text:p>
          </table:table-cell>
        </table:table-row>
        <table:table-row>
          <table:table-cell table:style-name="Table1.A2" office:value-type="string">
            <text:p text:style-name="P21">-</text:p>
          </table:table-cell>
          <table:table-cell table:style-name="Table1.B2" office:value-type="string">
            <text:p text:style-name="P21">3</text:p>
          </table:table-cell>
        </table:table-row>
        <table:table-row>
          <table:table-cell table:style-name="Table1.A2" office:value-type="string">
            <text:p text:style-name="P21">*</text:p>
          </table:table-cell>
          <table:table-cell table:style-name="Table1.B2" office:value-type="string">
            <text:p text:style-name="P21">4</text:p>
          </table:table-cell>
        </table:table-row>
        <table:table-row>
          <table:table-cell table:style-name="Table1.A2" office:value-type="string">
            <text:p text:style-name="P21">/</text:p>
          </table:table-cell>
          <table:table-cell table:style-name="Table1.B2" office:value-type="string">
            <text:p text:style-name="P21">4</text:p>
          </table:table-cell>
        </table:table-row>
      </table:table>
      <text:p text:style-name="P5"/>
      <text:p text:style-name="P14">I, un altre, que funciona a 60 Hz amb les característiques següent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Operació</text:p>
          </table:table-cell>
          <table:table-cell table:style-name="Table2.B1" office:value-type="string">
            <text:p text:style-name="P22">Cicles necessaris</text:p>
          </table:table-cell>
        </table:table-row>
        <table:table-row>
          <table:table-cell table:style-name="Table2.A2" office:value-type="string">
            <text:p text:style-name="P21">+</text:p>
          </table:table-cell>
          <table:table-cell table:style-name="Table2.B2" office:value-type="string">
            <text:p text:style-name="P21">2</text:p>
          </table:table-cell>
        </table:table-row>
        <table:table-row>
          <table:table-cell table:style-name="Table2.A2" office:value-type="string">
            <text:p text:style-name="P21">-</text:p>
          </table:table-cell>
          <table:table-cell table:style-name="Table2.B2" office:value-type="string">
            <text:p text:style-name="P21">4</text:p>
          </table:table-cell>
        </table:table-row>
        <table:table-row>
          <table:table-cell table:style-name="Table2.A2" office:value-type="string">
            <text:p text:style-name="P21">*</text:p>
          </table:table-cell>
          <table:table-cell table:style-name="Table2.B2" office:value-type="string">
            <text:p text:style-name="P21">3</text:p>
          </table:table-cell>
        </table:table-row>
        <table:table-row>
          <table:table-cell table:style-name="Table2.A2" office:value-type="string">
            <text:p text:style-name="P21">/</text:p>
          </table:table-cell>
          <table:table-cell table:style-name="Table2.B2" office:value-type="string">
            <text:p text:style-name="P21">3</text:p>
          </table:table-cell>
        </table:table-row>
      </table:table>
      <text:p text:style-name="P20"/>
      <text:p text:style-name="P18">Quin dels dos trigarà més en executar un programa que tingui 200 sumes, 200 restes, 50 multiplicacions i 65 divisions ?<text:line-break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9">Pregunta 15 </text:span><text:span text:style-name="T7">(4 punts)</text:span>. Instal·leu, en una màquina virtual, una de les dues distribucions següents:<text:line-break/></text:p>
      <text:list xml:id="list75137159" text:style-name="L5">
        <text:list-item>
          <text:p text:style-name="P38">Distribució FreeBSD.</text:p>
        </text:list-item>
        <text:list-item>
          <text:p text:style-name="P38">Distribució DSL (Damn Small Linux).</text:p>
        </text:list-item>
      </text:list>
      <text:p text:style-name="P18"/>
      <text:p text:style-name="P18">Trameteu al Moodle una captura de pantalla demostrant que ho heu aconseg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3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7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I</text:p></table:table-cell><table:table-cell table:style-name="Taula3.A2" office:value-type="string"><text:p text:style-name="MP4">Data: 23/01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 UF1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1Examen1odt</text:file-name></text:span><text:span text:style-name="MT2"><text:tab/>Pàgina </text:span><text:span text:style-name="MT2"><text:page-number text:select-page="current">4</text:page-number></text:span><text:span text:style-name="MT2"> de </text:span><text:span text:style-name="MT2"><text:page-count>4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4</text:page-number></text:span></text:span><text:span text:style-name="Page_20_Number"><text:span text:style-name="MT3">/</text:span></text:span><text:span text:style-name="Page_20_Number"><text:span text:style-name="MT3"><text:page-count style:num-format="1">4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1-22T18:17:32</dc:date>
    <meta:print-date>2007-03-02T17:20:29</meta:print-date>
    <dc:language>es-ES</dc:language>
    <meta:editing-cycles>204</meta:editing-cycles>
    <meta:editing-duration>PT19H50M21S</meta:editing-duration>
    <dc:creator>Gerard Ballabriga</dc:creator>
    <meta:document-statistic meta:table-count="10" meta:image-count="5" meta:object-count="3" meta:page-count="4" meta:paragraph-count="127" meta:word-count="486" meta:character-count="2885" meta:non-whitespace-character-count="22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Ex</mi>
      <mn>2.</mn>
      <mrow>
        <mrow>
          <mo stretchy="false">¬</mo>
          <mi>a</mi>
        </mrow>
        <mo stretchy="false">+</mo>
        <mrow>
          <mo stretchy="false">(</mo>
          <mrow>
            <mrow>
              <mrow>
                <mo stretchy="false">¬</mo>
                <mi>b</mi>
              </mrow>
              <mo stretchy="false">∗</mo>
              <mi>c</mi>
            </mrow>
          </mrow>
          <mo stretchy="false">)</mo>
        </mrow>
      </mrow>
    </mrow>
    <annotation encoding="StarMath 5.0">Ex 2. neg a + (neg b * c)</annotation>
  </semantics>
</math>
</file>

<file path=Object 2/content.xml><?xml version="1.0" encoding="utf-8"?>
<math xmlns="http://www.w3.org/1998/Math/MathML">
  <semantics>
    <mrow>
      <mi mathvariant="italic">Ex</mi>
      <mn>1.</mn>
      <mrow>
        <mo stretchy="false">¬</mo>
        <mrow>
          <mo stretchy="false">(</mo>
          <mrow>
            <mrow>
              <mrow>
                <mrow>
                  <mo stretchy="false">¬</mo>
                  <mi>a</mi>
                </mrow>
                <mo stretchy="false">+</mo>
                <mrow>
                  <mo stretchy="false">¬</mo>
                  <mi>b</mi>
                </mrow>
              </mrow>
              <mo stretchy="false">+</mo>
              <mrow>
                <mo stretchy="false">¬</mo>
                <mi>c</mi>
              </mrow>
            </mrow>
          </mrow>
          <mo stretchy="false">)</mo>
        </mrow>
      </mrow>
    </mrow>
    <annotation encoding="StarMath 5.0">Ex 1.  neg(neg a + neg b + neg c)</annotation>
  </semantics>
</math>
</file>

<file path=Object 3/content.xml><?xml version="1.0" encoding="utf-8"?>
<math xmlns="http://www.w3.org/1998/Math/MathML">
  <semantics>
    <mrow>
      <mi mathvariant="italic">Ex</mi>
      <mn>3.</mn>
      <mrow>
        <mo stretchy="false">¬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a</mi>
                    </mrow>
                    <mo stretchy="false">∗</mo>
                    <mrow>
                      <mo stretchy="false">¬</mo>
                      <mi>b</mi>
                    </mrow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row>
                      <mo stretchy="false">¬</mo>
                      <mi>d</mi>
                    </mrow>
                    <mo stretchy="false">∗</mo>
                    <mrow>
                      <mo stretchy="false">¬</mo>
                      <mi>a</mi>
                    </mrow>
                  </mrow>
                </mrow>
                <mo stretchy="false">)</mo>
              </mrow>
            </mrow>
          </mrow>
          <mo stretchy="false">)</mo>
        </mrow>
      </mrow>
    </mrow>
    <annotation encoding="StarMath 5.0">Ex 3. neg ((neg a * neg b) + (neg d * neg a))</annotation>
  </semantics>
</math>
</file>